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56.36mm"/>
    </style:style>
    <style:style style:name="ro1" style:family="table-row">
      <style:table-row-properties style:row-height="13.2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Population Size</text:p>
          </table:table-cell>
          <table:table-cell table:style-name="ce1" office:value-type="string" calcext:value-type="string">
            <text:p>Mutation Probability</text:p>
          </table:table-cell>
          <table:table-cell table:style-name="ce1" office:value-type="string" calcext:value-type="string">
            <text:p>Crossover Probability</text:p>
          </table:table-cell>
          <table:table-cell table:style-name="ce1" office:value-type="string" calcext:value-type="string">
            <text:p>Elitism</text:p>
          </table:table-cell>
          <table:table-cell table:style-name="ce1" office:value-type="string" calcext:value-type="string">
            <text:p>Number of Evaluated Files</text:p>
          </table:table-cell>
          <table:table-cell table:style-name="ce1" office:value-type="string" calcext:value-type="string">
            <text:p>Mutation Operator</text:p>
          </table:table-cell>
          <table:table-cell table:style-name="ce1" office:value-type="string" calcext:value-type="string">
            <text:p>Crossover Operator</text:p>
          </table:table-cell>
          <table:table-cell table:style-name="ce1" office:value-type="string" calcext:value-type="string">
            <text:p>Evaluation Method</text:p>
          </table:table-cell>
          <table:table-cell table:style-name="ce1" office:value-type="string" calcext:value-type="string">
            <text:p>Text Normalization</text:p>
          </table:table-cell>
          <table:table-cell table:style-name="ce1" office:value-type="string" calcext:value-type="string">
            <text:p>Fitness</text:p>
          </table:table-cell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0.1</text:p>
          </table:table-cell>
          <table:table-cell table:style-name="ce4" office:value-type="string" calcext:value-type="string">
            <text:p>0.6</text:p>
          </table:table-cell>
          <table:table-cell table:style-name="ce4" office:value-type="string" calcext:value-type="string">
            <text:p>true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UNIFORM</text:p>
          </table:table-cell>
          <table:table-cell table:style-name="ce6" office:value-type="string" calcext:value-type="string">
            <text:p>SIMPLE MEAN</text:p>
          </table:table-cell>
          <table:table-cell table:style-name="ce6" office:value-type="string" calcext:value-type="string">
            <text:p>OVERLAP F</text:p>
          </table:table-cell>
          <table:table-cell table:style-name="ce6" office:value-type="string" calcext:value-type="string">
            <text:p>NO</text:p>
          </table:table-cell>
          <table:table-cell table:style-name="ce12" office:value-type="string" calcext:value-type="string">
            <text:p>0.5555555555555556</text:p>
          </table:table-cell>
          <table:table-cell table:style-name="ce6" table:number-columns-repeated="5"/>
          <table:table-cell table:style-name="ce15"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10" calcext:value-type="float">
            <text:p>1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 table:style-name="ce13" office:value-type="string" calcext:value-type="string">
            <text:p>0.4069546875632069</text:p>
          </table:table-cell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0" office:value-type="float" office:value="50" calcext:value-type="float">
            <text:p>5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 table:style-name="ce14" office:value-type="string" calcext:value-type="string">
            <text:p>0.3778848632754691</text:p>
          </table:table-cell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GAUSSIAN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 table:style-name="ce13" office:value-type="string" calcext:value-type="string">
            <text:p>0.3627596811110487</text:p>
          </table:table-cell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LIMIT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 table:style-name="ce13" office:value-type="string" calcext:value-type="string">
            <text:p>0.37405867198123377</text:p>
          </table:table-cell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string" calcext:value-type="string">
            <text:p>LIMIT</text:p>
          </table:table-cell>
          <table:table-cell table:style-name="ce11" office:value-type="string" calcext:value-type="string">
            <text:p>GEOMETRIC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 table:style-name="ce13" office:value-type="string" calcext:value-type="string">
            <text:p>0.39721929476631457</text:p>
          </table:table-cell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GAUSSIAN</text:p>
          </table:table-cell>
          <table:table-cell table:style-name="ce3" office:value-type="string" calcext:value-type="string">
            <text:p>GEOMETRIC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 table:style-name="ce23" office:value-type="string" calcext:value-type="string">
            <text:p>0.37330561683528585</text:p>
          </table:table-cell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4" office:value-type="float" office:value="50" calcext:value-type="float">
            <text:p>50</text:p>
          </table:table-cell>
          <table:table-cell table:style-name="ce11" office:value-type="string" calcext:value-type="string">
            <text:p>UNIFORM</text:p>
          </table:table-cell>
          <table:table-cell table:style-name="ce3" office:value-type="string" calcext:value-type="string">
            <text:p>GEOMETRIC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 table:style-name="ce23" office:value-type="string" calcext:value-type="string">
            <text:p>0.3714212275807121</text:p>
          </table:table-cell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17" office:value-type="float" office:value="100" calcext:value-type="float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" calcext:value-type="float">
            <text:p>50</text:p>
          </table:table-cell>
          <table:table-cell table:style-name="ce17" office:value-type="string" calcext:value-type="string">
            <text:p>LIMIT</text:p>
          </table:table-cell>
          <table:table-cell table:style-name="ce11" office:value-type="string" calcext:value-type="string">
            <text:p>GEOMETRIC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 table:style-name="ce13" office:value-type="string" calcext:value-type="string">
            <text:p>0.3901664594007857</text:p>
          </table:table-cell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0.2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 table:style-name="ce23" office:value-type="string" calcext:value-type="string">
            <text:p>0.3849721882287247</text:p>
          </table:table-cell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17" office:value-type="float" office:value="10" calcext:value-type="float">
            <text:p>1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</text:p>
          </table:table-cell>
          <table:table-cell table:style-name="ce17" office:value-type="string" calcext:value-type="string">
            <text:p>0.2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OMETRIC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11"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11"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number-columns-repeated="11"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number-columns-repeated="11"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number-columns-repeated="11"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number-columns-repeated="11"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number-columns-repeated="11"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number-columns-repeated="11"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11"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GEOMETRIC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GAUSS</text:p>
          </table:table-cell>
          <table:table-cell table:style-name="ce2" office:value-type="string" calcext:value-type="string">
            <text:p>SIMPLE MEAN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BLX-ALPHA</text:p>
          </table:table-cell>
          <table:table-cell table:style-name="ce2" office:value-type="string" calcext:value-type="string">
            <text:p>OVERLAP F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table:number-columns-repeated="5"/>
          <table:table-cell table:number-columns-repeated="1007"/>
        </table:table-row>
        <table:table-row table:style-name="ro2" table:number-rows-repeated="12">
          <table:table-cell table:style-name="ce2" table:number-columns-repeated="11"/>
          <table:table-cell/>
          <table:table-cell table:style-name="ce2" table:number-columns-repeated="5"/>
          <table:table-cell table:number-columns-repeated="1007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 style:data-style-name="N2" text:time-value="14:01:57.846708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3:04:31.095878827</meta:creation-date>
    <meta:generator>LibreOffice/6.0.7.3$Linux_X86_64 LibreOffice_project/00m0$Build-3</meta:generator>
    <dc:date>2019-05-01T22:13:07.787058521</dc:date>
    <meta:editing-duration>PT8H56M44S</meta:editing-duration>
    <meta:editing-cycles>6</meta:editing-cycles>
    <meta:document-statistic meta:table-count="1" meta:cell-count="262" meta:object-count="0"/>
  </office:meta>
</office:document-meta>
</file>